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512in" svg:height="4.1516in" svg:x="4.2248in" svg:y="0.5543in">
            <draw:object draw:notify-on-update-of-ranges="Sheet1.D1:Sheet1.D1 Sheet1.D2:Sheet1.D20 Sheet1.A2:Sheet1.A20 Sheet1.C1:Sheet1.C1 Sheet1.C2:Sheet1.C20 Sheet1.A2:Sheet1.A20 Sheet1.A1:Sheet1.A1 Sheet1.A2:Sheet1.A20 Sheet1.B1:Sheet1.B1 Sheet1.B2:Sheet1.B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Tamaño</text:p>
          </table:table-cell>
          <table:table-cell office:value-type="string">
            <text:p>Serie</text:p>
          </table:table-cell>
          <table:table-cell office:value-type="string">
            <text:p>3 Proces</text:p>
          </table:table-cell>
          <table:table-cell office:value-type="string">
            <text:p>2 Proc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7904">
            <text:p>0.007904</text:p>
          </table:table-cell>
          <table:table-cell office:value-type="float" office:value="0.00654">
            <text:p>0.006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55">
            <text:p>0.001355</text:p>
          </table:table-cell>
          <table:table-cell office:value-type="float" office:value="0.000956">
            <text:p>0.0009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1158">
            <text:p>0.001158</text:p>
          </table:table-cell>
          <table:table-cell office:value-type="float" office:value="0.000959">
            <text:p>0.00095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1186">
            <text:p>0.001186</text:p>
          </table:table-cell>
          <table:table-cell office:value-type="float" office:value="0.00098">
            <text:p>0.0009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1261">
            <text:p>0.001261</text:p>
          </table:table-cell>
          <table:table-cell office:value-type="float" office:value="0.001031">
            <text:p>0.00103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001204">
            <text:p>0.001204</text:p>
          </table:table-cell>
          <table:table-cell office:value-type="float" office:value="0.001022">
            <text:p>0.00102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001275">
            <text:p>0.001275</text:p>
          </table:table-cell>
          <table:table-cell office:value-type="float" office:value="0.000972">
            <text:p>0.00097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0.001296">
            <text:p>0.001296</text:p>
          </table:table-cell>
          <table:table-cell office:value-type="float" office:value="0.001131">
            <text:p>0.00113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1">
            <text:p>0.01</text:p>
          </table:table-cell>
          <table:table-cell office:value-type="float" office:value="0.001434">
            <text:p>0.001434</text:p>
          </table:table-cell>
          <table:table-cell office:value-type="float" office:value="0.001744">
            <text:p>0.00174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0.002164">
            <text:p>0.002164</text:p>
          </table:table-cell>
          <table:table-cell office:value-type="float" office:value="0.003369">
            <text:p>0.00336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1">
            <text:p>0.01</text:p>
          </table:table-cell>
          <table:table-cell office:value-type="float" office:value="0.005288">
            <text:p>0.005288</text:p>
          </table:table-cell>
          <table:table-cell office:value-type="float" office:value="0.00949">
            <text:p>0.00949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3">
            <text:p>0.03</text:p>
          </table:table-cell>
          <table:table-cell office:value-type="float" office:value="0.016395">
            <text:p>0.016395</text:p>
          </table:table-cell>
          <table:table-cell office:value-type="float" office:value="0.03149">
            <text:p>0.03149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11">
            <text:p>0.11</text:p>
          </table:table-cell>
          <table:table-cell office:value-type="float" office:value="0.058004">
            <text:p>0.058004</text:p>
          </table:table-cell>
          <table:table-cell office:value-type="float" office:value="0.113991">
            <text:p>0.11399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41">
            <text:p>0.41</text:p>
          </table:table-cell>
          <table:table-cell office:value-type="float" office:value="0.209444">
            <text:p>0.209444</text:p>
          </table:table-cell>
          <table:table-cell office:value-type="float" office:value="0.411587">
            <text:p>0.411587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.53">
            <text:p>1.53</text:p>
          </table:table-cell>
          <table:table-cell office:value-type="float" office:value="0.772534">
            <text:p>0.772534</text:p>
          </table:table-cell>
          <table:table-cell office:value-type="float" office:value="1.529672">
            <text:p>1.529672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5.66">
            <text:p>5.66</text:p>
          </table:table-cell>
          <table:table-cell office:value-type="float" office:value="2.883627">
            <text:p>2.883627</text:p>
          </table:table-cell>
          <table:table-cell office:value-type="float" office:value="5.661737">
            <text:p>5.661737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21.17">
            <text:p>21.17</text:p>
          </table:table-cell>
          <table:table-cell office:value-type="float" office:value="11.040637">
            <text:p>11.040637</text:p>
          </table:table-cell>
          <table:table-cell office:value-type="float" office:value="21.162131">
            <text:p>21.162131</text:p>
          </table:table-cell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79.73">
            <text:p>79.73</text:p>
          </table:table-cell>
          <table:table-cell office:value-type="float" office:value="40.033135">
            <text:p>40.033135</text:p>
          </table:table-cell>
          <table:table-cell office:value-type="float" office:value="80.095749">
            <text:p>80.095749</text:p>
          </table:table-cell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300.78">
            <text:p>300.78</text:p>
          </table:table-cell>
          <table:table-cell office:value-type="float" office:value="150.629618">
            <text:p>150.629618</text:p>
          </table:table-cell>
          <table:table-cell office:value-type="float" office:value="300.316118">
            <text:p>300.31611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3:11</meta:creation-date>
    <dc:date>2013-12-09T15:58:14</dc:date>
    <meta:editing-duration>P0D</meta:editing-duration>
    <meta:editing-cycles>1</meta:editing-cycles>
    <meta:document-statistic meta:table-count="1" meta:cell-count="80" meta:object-count="1"/>
    <meta:generator>LibreOffice/4.0.3.3$Linux_x86 LibreOffice_project/4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214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2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27cm" svg:height="10.546cm" xlink:href=".." xlink:type="simple" chart:class="chart:scatter" chart:column-mapping="3 2 1" chart:style-name="ch1">
        <chart:title svg:x="5.413cm" svg:y="0.345cm" chart:style-name="ch2">
          <text:p>Tiempo ejecución Búsqueda N primos</text:p>
        </chart:title>
        <chart:legend chart:legend-position="end" svg:x="16.221cm" svg:y="4.482cm" style:legend-expansion="high" chart:style-name="ch3"/>
        <chart:plot-area chart:style-name="ch4" table:cell-range-address="Sheet1.A2:Sheet1.B20 Sheet1.C1:Sheet1.D20 Sheet1.B1:Sheet1.B1" chart:data-source-has-labels="row" svg:x="1.386cm" svg:y="1.776cm" svg:width="14.079cm" svg:height="7.582cm">
          <chartooo:coordinate-region svg:x="2.187cm" svg:y="1.974cm" svg:width="13.278cm" svg:height="6.741cm"/>
          <chart:axis chart:dimension="x" chart:name="primary-x" chart:style-name="ch5">
            <chart:title svg:x="7.608cm" svg:y="9.569cm" chart:style-name="ch6">
              <text:p>Tamaño N</text:p>
            </chart:title>
          </chart:axis>
          <chart:axis chart:dimension="y" chart:name="primary-y" chart:style-name="ch7">
            <chart:title svg:x="0.451cm" svg:y="6.41cm" chart:style-name="ch8">
              <text:p>Tiempo (s)</text:p>
            </chart:title>
            <chart:grid chart:style-name="ch9" chart:class="major"/>
          </chart:axis>
          <chart:series chart:style-name="ch10" chart:values-cell-range-address="Sheet1.D2:Sheet1.D20" chart:label-cell-address="Sheet1.D1:Sheet1.D1" chart:class="chart:scatter">
            <chart:domain table:cell-range-address="Sheet1.A2:Sheet1.A20"/>
            <chart:data-point chart:repeated="19"/>
          </chart:series>
          <chart:series chart:style-name="ch11" chart:values-cell-range-address="Sheet1.C2:Sheet1.C20" chart:label-cell-address="Sheet1.C1:Sheet1.C1" chart:class="chart:scatter">
            <chart:data-point chart:repeated="19"/>
          </chart:series>
          <chart:series chart:style-name="ch12" chart:values-cell-range-address="Sheet1.B2:Sheet1.B20" chart:label-cell-address="Sheet1.B1:Sheet1.B1" chart:class="chart:scatte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Proces</text:p>
                <draw:g>
                  <svg:desc>Sheet1.D1:Sheet1.D1</svg:desc>
                </draw:g>
              </table:table-cell>
              <table:table-cell office:value-type="string">
                <text:p>3 Proces</text:p>
                <draw:g>
                  <svg:desc>Sheet1.C1:Sheet1.C1</svg:desc>
                </draw:g>
              </table:table-cell>
              <table:table-cell office:value-type="string">
                <text:p>Seri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0.00654">
                <text:p>0.00654</text:p>
                <draw:g>
                  <svg:desc>Sheet1.D2:Sheet1.D20</svg:desc>
                </draw:g>
              </table:table-cell>
              <table:table-cell office:value-type="float" office:value="0.007904">
                <text:p>0.007904</text:p>
                <draw:g>
                  <svg:desc>Sheet1.C2:Sheet1.C20</svg:desc>
                </draw:g>
              </table:table-cell>
              <table:table-cell office:value-type="float" office:value="0">
                <text:p>0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956">
                <text:p>0.000956</text:p>
              </table:table-cell>
              <table:table-cell office:value-type="float" office:value="0.001355">
                <text:p>0.00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158">
                <text:p>0.00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98">
                <text:p>0.00098</text:p>
              </table:table-cell>
              <table:table-cell office:value-type="float" office:value="0.001186">
                <text:p>0.00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1031">
                <text:p>0.001031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1022">
                <text:p>0.001022</text:p>
              </table:table-cell>
              <table:table-cell office:value-type="float" office:value="0.001204">
                <text:p>0.00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0972">
                <text:p>0.000972</text:p>
              </table:table-cell>
              <table:table-cell office:value-type="float" office:value="0.001275">
                <text:p>0.00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434">
                <text:p>0.0014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03369">
                <text:p>0.003369</text:p>
              </table:table-cell>
              <table:table-cell office:value-type="float" office:value="0.002164">
                <text:p>0.00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949">
                <text:p>0.00949</text:p>
              </table:table-cell>
              <table:table-cell office:value-type="float" office:value="0.005288">
                <text:p>0.0052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3149">
                <text:p>0.03149</text:p>
              </table:table-cell>
              <table:table-cell office:value-type="float" office:value="0.016395">
                <text:p>0.0163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113991">
                <text:p>0.113991</text:p>
              </table:table-cell>
              <table:table-cell office:value-type="float" office:value="0.058004">
                <text:p>0.0580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411587">
                <text:p>0.411587</text:p>
              </table:table-cell>
              <table:table-cell office:value-type="float" office:value="0.209444">
                <text:p>0.20944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.529672">
                <text:p>1.529672</text:p>
              </table:table-cell>
              <table:table-cell office:value-type="float" office:value="0.772534">
                <text:p>0.77253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5.661737">
                <text:p>5.661737</text:p>
              </table:table-cell>
              <table:table-cell office:value-type="float" office:value="2.883627">
                <text:p>2.883627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21.162131">
                <text:p>21.162131</text:p>
              </table:table-cell>
              <table:table-cell office:value-type="float" office:value="11.040637">
                <text:p>11.040637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80.095749">
                <text:p>80.095749</text:p>
              </table:table-cell>
              <table:table-cell office:value-type="float" office:value="40.033135">
                <text:p>40.033135</text:p>
              </table:table-cell>
              <table:table-cell office:value-type="float" office:value="79.73">
                <text:p>79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300.316118">
                <text:p>300.316118</text:p>
              </table:table-cell>
              <table:table-cell office:value-type="float" office:value="150.629618">
                <text:p>150.629618</text:p>
              </table:table-cell>
              <table:table-cell office:value-type="float" office:value="300.78">
                <text:p>30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